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71cm" svg:height="0.64cm" draw:z-index="0"><draw:image xlink:href="../../odt/images/006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тор 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8cm" draw:z-index="0"><draw:image xlink:href="../../odt/images/006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</text:span><text:span text:style-name="T2">еализует операцию логического И:</text:span></text:p>
            <text:p text:style-name="P4"><text:span text:style-name="T2"><draw:frame draw:style-name="fr3" draw:name="Объект1" text:anchor-type="as-char" svg:width="13.236cm" svg:height="1.39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3">где </text:span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 – выходной сигнал блока, <text:s/></text:span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входные сигналы.</text:span></text:p>
            <text:p text:style-name="Text_20_body"><text:span text:style-name="T5">Свойства</text:span>:</text:p>
            <text:list xml:id="list6701109310559898591" text:style-name="L1">
              <text:list-item>
                <text:p text:style-name="P5">Количество портов — количество входных портов<draw:frame draw:style-name="fr3" draw:name="Object1" text:anchor-type="as-char" svg:width="0.469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</text:list>
            <text:p text:style-name="Text_20_body"><text:span text:style-name="T6">Примечания</text:span>:</text:p>
            <text:list xml:id="list5017233515607830333" text:style-name="L2">
              <text:list-item>
                <text:p text:style-name="P6"><text:span text:style-name="T3">Если входным сигналом будет не логический (0 или 1), а действительный (вещественный) сигнал, все ненулевые сигналы рассматриваются блоком как равные единице (Истина, или </text:span><text:span text:style-name="T4">True). </text:span><text:span text:style-name="T3">На выходе блока может быть только 0 или 1.</text:span></text:p>
              </text:list-item>
              <text:list-item>
                <text:p text:style-name="P6"><text:span text:style-name="T3">В ПК «МВТУ» логическая единица (Истина или </text:span><text:span text:style-name="T4">True) </text:span><text:span text:style-name="T3">равна 1, логический ноль (Ложь или </text:span><text:span text:style-name="T4">False) </text:span><text:span text:style-name="T3">равен 0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</dc:title>
    <dc:date>2012-03-30T16:12:04.26</dc:date>
    <meta:generator>OpenOffice_Beta/4.1.0$Win32 OpenOffice.org_project/410m14$Build-9760</meta:generator>
    <meta:editing-duration>PT2H14M21S</meta:editing-duration>
    <meta:editing-cycles>91</meta:editing-cycles>
    <meta:document-statistic meta:table-count="1" meta:image-count="2" meta:object-count="4" meta:page-count="1" meta:paragraph-count="14" meta:word-count="87" meta:character-count="5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И</mi>
                    <mi/>
                    <mn>...</mn>
                    <mi/>
                    <mi>И</mi>
                    <mi/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>в</mi>
                    <mi mathvariant="italic">остальных</mi>
                    <mi mathvariant="italic">случаях</mi>
                    <mrow>
                      <mo stretchy="false">(</mo>
                      <mrow>
                        <mi mathvariant="italic">если</mi>
                        <mi mathvariant="italic">хотя</mi>
                        <mi mathvariant="italic">бы</mi>
                        <mi mathvariant="italic">один</mi>
                        <mi mathvariant="italic">из</mi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n>0</mn>
                        </mrow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~ u_1(t) = 1 ~И~ u_2(t) = 1 ~И~ ... ~И~ u_n(t) = 1; #
alignl 0, ~ в остальных случаях (если хотя бы один из u_i(t) = 0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